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ominal focal distance (mm)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$OA$ (mm)</text:p>
          </table:table-cell>
          <table:table-cell office:value-type="float" office:value="142" calcext:value-type="float">
            <text:p>142</text:p>
          </table:table-cell>
          <table:table-cell office:value-type="float" office:value="186" calcext:value-type="float">
            <text:p>186</text:p>
          </table:table-cell>
          <table:table-cell office:value-type="float" office:value="260" calcext:value-type="float">
            <text:p>260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$A"B"$ (mm)</text:p>
          </table:table-cell>
          <table:table-cell office:value-type="float" office:value="9" calcext:value-type="float">
            <text:p>9</text:p>
          </table:table-cell>
          <table:table-cell office:value-type="float" office:value="7.7" calcext:value-type="float">
            <text:p>7,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[.B3]/8.727" office:value-type="float" office:value="1.03128222756961" calcext:value-type="float">
            <text:p>1,03128222756961</text:p>
          </table:table-cell>
          <table:table-cell table:formula="of:=[.C3]/8.727" office:value-type="float" office:value="0.88231923914289" calcext:value-type="float">
            <text:p>0,88231923914289</text:p>
          </table:table-cell>
          <table:table-cell table:formula="of:=[.D3]/8.727" office:value-type="float" office:value="0.687521485046408" calcext:value-type="float">
            <text:p>0,687521485046408</text:p>
          </table:table-cell>
          <table:table-cell table:formula="of:=[.E3]/8.727" office:value-type="float" office:value="0.572934570872006" calcext:value-type="float">
            <text:p>0,572934570872006</text:p>
          </table:table-cell>
        </table:table-row>
        <table:table-row table:style-name="ro1">
          <table:table-cell office:value-type="string" calcext:value-type="string">
            <text:p>1/f</text:p>
          </table:table-cell>
          <table:table-cell table:formula="of:=1/[.B1]" office:value-type="float" office:value="0.01" calcext:value-type="float">
            <text:p>0,01</text:p>
          </table:table-cell>
          <table:table-cell table:formula="of:=1/[.C1]" office:value-type="float" office:value="0.00666666666666667" calcext:value-type="float">
            <text:p>0,00666666666666667</text:p>
          </table:table-cell>
          <table:table-cell table:formula="of:=1/[.D1]" office:value-type="float" office:value="0.00333333333333333" calcext:value-type="float">
            <text:p>0,00333333333333333</text:p>
          </table:table-cell>
          <table:table-cell table:formula="of:=1/[.E1]" office:value-type="float" office:value="0.002" calcext:value-type="float">
            <text:p>0,00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1" table:formula="of:=ATAN(8.7272727/[.B2])/0.0145444243360169" office:value-type="float" office:value="4.2203429105696" calcext:value-type="float">
            <text:p>4,22</text:p>
          </table:table-cell>
          <table:table-cell table:style-name="ce1" table:formula="of:=ATAN(8.7272727/[.C2])/0.0145444243360169" office:value-type="float" office:value="3.22367061372705" calcext:value-type="float">
            <text:p>3,22</text:p>
          </table:table-cell>
          <table:table-cell table:style-name="ce1" table:formula="of:=ATAN(8.7272727/[.D2])/0.0145444243360169" office:value-type="float" office:value="2.30698958633332" calcext:value-type="float">
            <text:p>2,31</text:p>
          </table:table-cell>
          <table:table-cell table:style-name="ce1" table:formula="of:=ATAN(8.7272727/[.E2])/0.0145444243360169" office:value-type="float" office:value="1.53046782519924" calcext:value-type="float">
            <text:p>1,53</text:p>
          </table:table-cell>
        </table:table-row>
        <table:table-row table:style-name="ro1">
          <table:table-cell/>
          <table:table-cell table:formula="of:=[.B6]/[.B4]" office:value-type="float" office:value="4.09232584228233" calcext:value-type="float">
            <text:p>4,09232584228233</text:p>
          </table:table-cell>
          <table:table-cell table:formula="of:=[.C6]/[.C4]" office:value-type="float" office:value="3.65363291506442" calcext:value-type="float">
            <text:p>3,65363291506442</text:p>
          </table:table-cell>
          <table:table-cell table:formula="of:=[.D6]/[.D4]" office:value-type="float" office:value="3.35551635332181" calcext:value-type="float">
            <text:p>3,35551635332181</text:p>
          </table:table-cell>
          <table:table-cell table:formula="of:=[.E6]/[.E4]" office:value-type="float" office:value="2.67127854210275" calcext:value-type="float">
            <text:p>2,671278542102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o" fo:country="none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o" fo:country="non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1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ng, Martin-Siebler ZHOU</meta:initial-creator>
    <meta:creation-date>2026-04-01T10:27:10.211042241</meta:creation-date>
    <dc:date>2026-04-01T16:14:34.748779253</dc:date>
    <dc:creator>Rong, Martin-Siebler ZHOU</dc:creator>
    <meta:editing-duration>PT32M9S</meta:editing-duration>
    <meta:editing-cycles>1</meta:editing-cycles>
    <meta:document-statistic meta:table-count="1" meta:cell-count="33" meta:object-count="0"/>
    <meta:generator>LibreOffice/24.2.7.2$Linux_X86_64 LibreOffice_project/420$Build-2</meta:generator>
  </office:meta>
</office:document-meta>
</file>